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 table:number-columns-repeated="2"/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 table:number-rows-repeated="41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11" table:number-columns-repeated="2"/>
          <table:table-cell table:style-name="ce2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 table:number-rows-repeated="49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number-columns-repeated="4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8" table:number-rows-spanned="3">
            <text:p>Devices</text:p>
          </table:table-cell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8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ci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0"/>
        </table:table-row>
        <table:table-row table:style-name="ro4" table:number-rows-repeated="84">
          <table:table-cell table:number-columns-repeated="263"/>
        </table:table-row>
        <table:table-row table:style-name="ro4">
          <table:table-cell table:number-columns-repeated="263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6:58:26.932652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6:59:03.574142187</dc:date>
    <meta:editing-duration>PT4H49M53S</meta:editing-duration>
    <meta:editing-cycles>84</meta:editing-cycles>
    <meta:generator>LibreOffice/4.2.8.2$Linux_X86_64 LibreOffice_project/420m0$Build-2</meta:generator>
    <meta:document-statistic meta:table-count="4" meta:cell-count="2001" meta:object-count="0"/>
  </office:meta>
</office:document-meta>
</file>